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 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3.5" calcext:value-type="float">
            <text:p>-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1" calcext:value-type="float">
            <text:p>-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5" calcext:value-type="float">
            <text:p>-1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.5" calcext:value-type="float">
            <text:p>1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4" calcext:value-type="float">
            <text:p>-1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.5" calcext:value-type="float">
            <text:p>-1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-4.5" calcext:value-type="float">
            <text:p>-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5.5" calcext:value-type="float">
            <text:p>-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.5" calcext:value-type="float">
            <text:p>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" calcext:value-type="float">
            <text:p>-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5.5" calcext:value-type="float">
            <text:p>-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S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Helois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21.5" calcext:value-type="float">
            <text:p>-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5.5" calcext:value-type="float">
            <text:p>2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5.5" calcext:value-type="float">
            <text:p>-5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7.5" calcext:value-type="float">
            <text:p>-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2.5" calcext:value-type="float">
            <text:p>2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4" calcext:value-type="float">
            <text:p>-2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Félix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5" calcext:value-type="float">
            <text:p>10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5" calcext:value-type="float">
            <text:p>3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" calcext:value-type="float">
            <text:p>-8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D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79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 style:data-style-name="N2" text:time-value="14:09:42.7373668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7-20T14:21:06.343505483</dc:date>
    <meta:editing-duration>PT4H30M25S</meta:editing-duration>
    <meta:editing-cycles>61</meta:editing-cycles>
    <meta:document-statistic meta:table-count="2" meta:cell-count="11082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